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ClassLoader.defineClass( String name , byte [ ] by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ynamicClassLoader.createResourceUrl( String name , Supplier &lt; byte [ ] &gt; bytesSuppl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ynamicClassLoader.findClas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FileConnection.ResourceFileConnection( URL url , Supplier &lt; byte [ ] &gt; bytes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FileConnection.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ourceFileConnection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ClassLoader.lookupMethod( Class &lt; ? &gt; target , String name , Class &lt; ? &gt; ... parameter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ynamicClassLoader.findResource(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ynamicClassLoader.DynamicClassLoader( ClassLoader parent , ClassFiles classFiles , ResourceFiles resourceFiles , Map &lt; String , DynamicClassFileObject &gt; dynamicClassFiles , Map &lt; String , DynamicResourceFileObject &gt; dynamicResourceFil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sourceFileHandler.ResourceFileHandler( Supplier &lt; byte [ ] &gt; bytes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onEnumeration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ClassLoader.findResource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ynamicClassLoader.findClassBytes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ngletonEnumeration.nex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ngletonEnumeration.SingletonEnumeration( @ Nullable E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FileHandler.openConnection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